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fo:font-size="14pt" officeooo:rsid="0002f632" officeooo:paragraph-rsid="0002f632" style:font-size-asian="12.25pt" style:font-size-complex="14pt"/>
    </style:style>
    <style:style style:name="P2" style:family="paragraph" style:parent-style-name="Standard">
      <style:text-properties fo:font-size="14pt" officeooo:rsid="00045171" officeooo:paragraph-rsid="0002f632" style:font-size-asian="12.25pt" style:font-size-complex="14pt"/>
    </style:style>
    <style:style style:name="P3" style:family="paragraph" style:parent-style-name="Standard">
      <style:text-properties fo:font-size="14pt" officeooo:rsid="00045171" officeooo:paragraph-rsid="00045171" style:font-size-asian="12.25pt" style:font-size-complex="14pt"/>
    </style:style>
    <style:style style:name="P4" style:family="paragraph" style:parent-style-name="Standard">
      <style:text-properties fo:font-size="14pt" officeooo:rsid="00045171" officeooo:paragraph-rsid="0005fa38" style:font-size-asian="12.25pt" style:font-size-complex="14pt"/>
    </style:style>
    <style:style style:name="P5" style:family="paragraph" style:parent-style-name="Standard">
      <style:text-properties fo:font-size="14pt" officeooo:rsid="0005fa38" officeooo:paragraph-rsid="0005fa38" style:font-size-asian="12.25pt" style:font-size-complex="14pt"/>
    </style:style>
    <style:style style:name="P6" style:family="paragraph" style:parent-style-name="Standard">
      <style:text-properties fo:font-size="14pt" officeooo:rsid="000688a6" officeooo:paragraph-rsid="000688a6" style:font-size-asian="12.25pt" style:font-size-complex="14pt"/>
    </style:style>
    <style:style style:name="P7" style:family="paragraph" style:parent-style-name="Standard">
      <style:text-properties fo:font-size="14pt" officeooo:rsid="00079bd6" officeooo:paragraph-rsid="00079bd6" style:font-size-asian="12.25pt" style:font-size-complex="14pt"/>
    </style:style>
    <style:style style:name="P8" style:family="paragraph" style:parent-style-name="Standard">
      <style:text-properties fo:font-size="14pt" officeooo:rsid="0007fbce" officeooo:paragraph-rsid="0007fbce" style:font-size-asian="12.25pt" style:font-size-complex="14pt"/>
    </style:style>
    <style:style style:name="P9" style:family="paragraph" style:parent-style-name="Standard">
      <style:text-properties fo:font-size="14pt" officeooo:rsid="0007fbce" officeooo:paragraph-rsid="00083ee0" style:font-size-asian="12.25pt" style:font-size-complex="14pt"/>
    </style:style>
    <style:style style:name="P10" style:family="paragraph" style:parent-style-name="Standard">
      <style:text-properties fo:font-size="14pt" officeooo:rsid="00083ee0" officeooo:paragraph-rsid="00083ee0" style:font-size-asian="12.25pt" style:font-size-complex="14pt"/>
    </style:style>
    <style:style style:name="P11" style:family="paragraph" style:parent-style-name="Standard">
      <style:text-properties fo:font-size="14pt" officeooo:rsid="00091fe1" officeooo:paragraph-rsid="00091fe1" style:font-size-asian="12.25pt" style:font-size-complex="14pt"/>
    </style:style>
    <style:style style:name="P12" style:family="paragraph" style:parent-style-name="Standard">
      <style:text-properties fo:font-size="14pt" officeooo:rsid="00091fe1" officeooo:paragraph-rsid="000aa3f9" style:font-size-asian="12.25pt" style:font-size-complex="14pt"/>
    </style:style>
    <style:style style:name="P13" style:family="paragraph" style:parent-style-name="Standard">
      <style:text-properties fo:font-size="14pt" officeooo:rsid="000aa3f9" officeooo:paragraph-rsid="000aa3f9" style:font-size-asian="12.25pt" style:font-size-complex="14pt"/>
    </style:style>
    <style:style style:name="P14" style:family="paragraph" style:parent-style-name="Standard">
      <style:text-properties fo:font-size="14pt" officeooo:rsid="000cd49b" officeooo:paragraph-rsid="000cd49b" style:font-size-asian="12.25pt" style:font-size-complex="14pt"/>
    </style:style>
    <style:style style:name="P15" style:family="paragraph" style:parent-style-name="Standard">
      <style:text-properties fo:font-size="14pt" officeooo:rsid="000f916d" officeooo:paragraph-rsid="000f916d" style:font-size-asian="12.25pt" style:font-size-complex="14pt"/>
    </style:style>
    <style:style style:name="P16" style:family="paragraph" style:parent-style-name="Standard">
      <style:text-properties fo:font-size="14pt" fo:font-weight="bold" officeooo:rsid="0002f632" officeooo:paragraph-rsid="0002f632" style:font-size-asian="12.25pt" style:font-weight-asian="bold" style:font-size-complex="14pt" style:font-weight-complex="bold"/>
    </style:style>
    <style:style style:name="P17" style:family="paragraph" style:parent-style-name="Standard">
      <style:text-properties fo:font-size="14pt" fo:font-weight="bold" officeooo:rsid="0007fbce" officeooo:paragraph-rsid="0007fbce" style:font-size-asian="12.25pt" style:font-weight-asian="bold" style:font-size-complex="14pt" style:font-weight-complex="bold"/>
    </style:style>
    <style:style style:name="P18" style:family="paragraph" style:parent-style-name="Standard">
      <style:text-properties fo:font-size="14pt" fo:font-weight="bold" officeooo:rsid="00083ee0" officeooo:paragraph-rsid="00083ee0" style:font-size-asian="12.25pt" style:font-weight-asian="bold" style:font-size-complex="14pt" style:font-weight-complex="bold"/>
    </style:style>
    <style:style style:name="P19" style:family="paragraph" style:parent-style-name="Standard">
      <style:text-properties fo:font-size="14pt" fo:font-weight="bold" officeooo:rsid="000aa3f9" officeooo:paragraph-rsid="000aa3f9" style:font-size-asian="12.25pt" style:font-weight-asian="bold" style:font-size-complex="14pt" style:font-weight-complex="bold"/>
    </style:style>
    <style:style style:name="P20" style:family="paragraph" style:parent-style-name="Standard">
      <style:text-properties fo:font-size="14pt" fo:font-weight="bold" officeooo:rsid="000f916d" officeooo:paragraph-rsid="000f916d" style:font-size-asian="12.25pt" style:font-weight-asian="bold" style:font-size-complex="14pt" style:font-weight-complex="bold"/>
    </style:style>
    <style:style style:name="P21" style:family="paragraph" style:parent-style-name="Standard">
      <style:text-properties style:font-name="Lucida Sans" fo:font-size="14pt" officeooo:rsid="00045171" officeooo:paragraph-rsid="00045171" style:font-size-asian="12.25pt" style:font-size-complex="14pt"/>
    </style:style>
    <style:style style:name="P22" style:family="paragraph" style:parent-style-name="Standard">
      <style:text-properties style:font-name="Lucida Sans" fo:font-size="14pt" officeooo:rsid="00045171" officeooo:paragraph-rsid="0005fa38" style:font-size-asian="12.25pt" style:font-size-complex="14pt"/>
    </style:style>
    <style:style style:name="P23" style:family="paragraph" style:parent-style-name="Standard">
      <style:text-properties style:font-name="Lucida Sans" fo:font-size="14pt" officeooo:rsid="00045171" officeooo:paragraph-rsid="000688a6" style:font-size-asian="12.25pt" style:font-size-complex="14pt"/>
    </style:style>
    <style:style style:name="P24" style:family="paragraph" style:parent-style-name="Standard">
      <style:text-properties style:font-name="Lucida Sans" fo:font-size="14pt" officeooo:rsid="00045171" officeooo:paragraph-rsid="00079bd6" style:font-size-asian="12.25pt" style:font-size-complex="14pt"/>
    </style:style>
    <style:style style:name="P25" style:family="paragraph" style:parent-style-name="Standard">
      <style:text-properties style:font-name="Lucida Sans" fo:font-size="14pt" officeooo:rsid="00045171" officeooo:paragraph-rsid="0007fbce" style:font-size-asian="12.25pt" style:font-size-complex="14pt"/>
    </style:style>
    <style:style style:name="P26" style:family="paragraph" style:parent-style-name="Standard">
      <style:text-properties style:font-name="Lucida Sans" fo:font-size="14pt" officeooo:rsid="00045171" officeooo:paragraph-rsid="00083ee0" style:font-size-asian="12.25pt" style:font-size-complex="14pt"/>
    </style:style>
    <style:style style:name="P27" style:family="paragraph" style:parent-style-name="Standard">
      <style:text-properties style:font-name="Lucida Sans" fo:font-size="14pt" officeooo:rsid="00045171" officeooo:paragraph-rsid="00091fe1" style:font-size-asian="12.25pt" style:font-size-complex="14pt"/>
    </style:style>
    <style:style style:name="P28" style:family="paragraph" style:parent-style-name="Standard">
      <style:text-properties style:font-name="Lucida Sans" fo:font-size="14pt" officeooo:rsid="00045171" officeooo:paragraph-rsid="000aa3f9" style:font-size-asian="12.25pt" style:font-size-complex="14pt"/>
    </style:style>
    <style:style style:name="P29" style:family="paragraph" style:parent-style-name="Standard">
      <style:text-properties style:font-name="Lucida Sans" fo:font-size="14pt" officeooo:rsid="00045171" officeooo:paragraph-rsid="000cd49b" style:font-size-asian="12.25pt" style:font-size-complex="14pt"/>
    </style:style>
    <style:style style:name="P30" style:family="paragraph" style:parent-style-name="Standard">
      <style:text-properties style:font-name="Lucida Sans" fo:font-size="14pt" officeooo:rsid="00045171" officeooo:paragraph-rsid="000f916d" style:font-size-asian="12.25pt" style:font-size-complex="14pt"/>
    </style:style>
    <style:style style:name="P31" style:family="paragraph" style:parent-style-name="Standard">
      <style:text-properties style:font-name="Lucida Sans" fo:font-size="14pt" officeooo:rsid="00045171" officeooo:paragraph-rsid="00083ee0" style:font-size-asian="12.25pt" style:font-size-complex="14pt"/>
    </style:style>
    <style:style style:name="P32" style:family="paragraph" style:parent-style-name="Standard">
      <style:text-properties style:font-name="Lucida Sans" fo:font-size="14pt" officeooo:rsid="000f916d" officeooo:paragraph-rsid="0010675a" style:font-size-asian="12.25pt" style:font-size-complex="14pt"/>
    </style:style>
    <style:style style:name="P33" style:family="paragraph" style:parent-style-name="Standard">
      <style:text-properties fo:font-size="14pt" officeooo:rsid="000f916d" officeooo:paragraph-rsid="000f916d" style:font-size-asian="12.25pt" style:font-size-complex="14pt"/>
    </style:style>
    <style:style style:name="P34" style:family="paragraph" style:parent-style-name="Standard">
      <style:text-properties fo:font-size="14pt" officeooo:rsid="0010675a" officeooo:paragraph-rsid="0010675a" style:font-size-asian="12.25pt" style:font-size-complex="14pt"/>
    </style:style>
    <style:style style:name="P35" style:family="paragraph" style:parent-style-name="Standard">
      <style:text-properties fo:font-size="14pt" officeooo:rsid="000cd49b" officeooo:paragraph-rsid="000cd49b" style:font-size-asian="12.25pt" style:font-size-complex="14pt"/>
    </style:style>
    <style:style style:name="P36" style:family="paragraph" style:parent-style-name="Standard">
      <style:text-properties fo:font-size="14pt" fo:font-weight="bold" officeooo:rsid="0010675a" officeooo:paragraph-rsid="0010675a" style:font-size-asian="12.25pt" style:font-weight-asian="bold" style:font-size-complex="14pt" style:font-weight-complex="bold"/>
    </style:style>
    <style:style style:name="T1" style:family="text">
      <style:text-properties officeooo:rsid="0005fa38"/>
    </style:style>
    <style:style style:name="T2" style:family="text">
      <style:text-properties officeooo:rsid="0007fbce"/>
    </style:style>
    <style:style style:name="T3" style:family="text">
      <style:text-properties fo:font-weight="bold" style:font-weight-asian="bold" style:font-weight-complex="bold"/>
    </style:style>
    <style:style style:name="T4" style:family="text">
      <style:text-properties fo:font-weight="bold" officeooo:rsid="0010675a" style:font-weight-asian="bold"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fo:font-weight="bold" officeooo:rsid="0007fbce" style:font-size-asian="22pt" style:font-weight-asian="bold" style:font-size-complex="22pt" style:font-weight-complex="bold"/>
    </style:style>
    <style:style style:name="T7" style:family="text">
      <style:text-properties fo:font-size="22pt" fo:font-weight="bold" officeooo:rsid="0010675a" style:font-size-asian="22pt" style:font-weight-asian="bold" style:font-size-complex="22pt" style:font-weight-complex="bold"/>
    </style:style>
    <style:style style:name="T8" style:family="text">
      <style:text-properties style:font-name="Lucida Sans"/>
    </style:style>
    <style:style style:name="T9" style:family="text">
      <style:text-properties style:font-name="Lucida Sans" officeooo:rsid="00045171"/>
    </style:style>
    <style:style style:name="T10" style:family="text">
      <style:text-properties officeooo:rsid="00083ee0"/>
    </style:style>
    <style:style style:name="T11" style:family="text">
      <style:text-properties officeooo:rsid="00091fe1"/>
    </style:style>
    <style:style style:name="T12" style:family="text">
      <style:text-properties officeooo:rsid="000aa3f9"/>
    </style:style>
    <style:style style:name="T13" style:family="text">
      <style:text-properties officeooo:rsid="000ddce1"/>
    </style:style>
    <style:style style:name="T14" style:family="text">
      <style:text-properties officeooo:rsid="000f916d"/>
    </style:style>
    <style:style style:name="T15" style:family="text">
      <style:text-properties officeooo:rsid="001067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Variables predefinidas.</text:p>
      <text:p text:style-name="P16"/>
      <text:p text:style-name="P1">PHP genera automáticamente una serie de variables con diversa información sobre le cliente y el servidor.</text:p>
      <text:p text:style-name="P2"/>
      <table:table table:name="Tabla1" table:style-name="Tabla1">
        <table:table-column table:style-name="Tabla1.A"/>
        <table:table-row>
          <table:table-cell table:style-name="Tabla1.A1" office:value-type="string">
            <text:p text:style-name="P3">$_REQUEST → el cliente → envía formulario → Servidor → consulta /busca en la base de datos → una vez lo encuentra → le responde al cliente con → $_SERVER</text:p>
          </table:table-cell>
        </table:table-row>
      </table:table>
      <text:p text:style-name="P3"/>
      <text:p text:style-name="P3">El cliente solicita una consulta por $_REQUEST y el servidor contesta por $_SERVER</text:p>
      <text:p text:style-name="P3"/>
      <text:p text:style-name="P3">$_REQUEST es una matriz asociativa que contiene los datos enviados por los formularios y las cookies guardadas en el ordenador del cliente.</text:p>
      <text:p text:style-name="P3"/>
      <text:p text:style-name="P3">$_SERVER es una matriz asociativa que contiene información sobre cabeceras, rutas y ubicaciones de scripts suministrada por el servidor (pero hay que tener en cuenta que no todos los servidores suministran todos los datos).</text:p>
      <text:p text:style-name="P3"/>
      <text:p text:style-name="P3">$_SERVER[PHP_SELF] contiene la dirección de la página (con dirección relativa del raíz, es decir sin el nombre del servidor).</text:p>
      <text:p text:style-name="P3"/>
      <text:p text:style-name="P3">URL $_SERVER[PHP_SELF] →<text:span text:style-name="T1"> En inglés significa uno mismo, automáticamente.</text:span></text:p>
      <text:p text:style-name="P3"/>
      <text:p text:style-name="P4">El ejemplo siguiente <text:span text:style-name="T1">(de un ancla)</text:span> muestra el valor de $_SERVER[PHP_SELF] :</text:p>
      <text:p text:style-name="P21">&lt;?php</text:p>
      <text:p text:style-name="P21"><text:tab/>print ”&lt;p&gt;\$_SERVER[PHP_SELF]: <text:span text:style-name="T1">$_SERVER[PHP_SELF]&lt;/P&gt;\n</text:span>”;</text:p>
      <text:p text:style-name="P21">?<text:span text:style-name="T1">&gt;</text:span></text:p>
      <text:p text:style-name="P21"/>
      <text:p text:style-name="P21"><text:tab/><text:span text:style-name="T1">ERROR NO PUEDE MOSTRARSE EL OBJETO</text:span></text:p>
      <text:p text:style-name="P3"/>
      <text:p text:style-name="P5">Esta variable se puede utilizar en las páginas que se enlazan consigo mismas. Por ejemplo, una página puede contener un formulario que envíe los datos a esa misma página. Para ello, el atributo action del formulario debe contener el nombre de la página. En vez de él se puede reemplazar por $_SERVER[PHP_SELF]. La ventaja es que aunque se cambie el nombre del fichero. El enlace seguirá funcionando.</text:p>
      <text:p text:style-name="P5">El ejemplo siguiente muestra cómo se escribirá un enlace que apunta a la misma página que contiene el enlace:</text:p>
      <text:p text:style-name="P5"/>
      <text:p text:style-name="P22">&lt;?php<text:tab/></text:p>
      <text:p text:style-name="P22"><text:tab/>print “&lt;p&gt;&lt;a href=”\$_SERVER[PHP_SELF]\”&gt;Enlaza con esta misma <text:tab/>página&lt;\a&gt;\n”;</text:p>
      <text:p text:style-name="P22">?&gt;</text:p>
      <text:p text:style-name="P5"/>
      <text:p text:style-name="P5"/>
      <text:p text:style-name="P6"><text:soft-page-break/>En la parte derecha de la página se pueden escribir expresiones matemáticas.</text:p>
      <text:p text:style-name="P6"/>
      <text:p text:style-name="P23">&lt;?php</text:p>
      <text:p text:style-name="P23"><text:tab/>$radio = 15;</text:p>
      <text:p text:style-name="P23"><text:tab/>$perimetro = 2 * 3.1416 * 15;</text:p>
      <text:p text:style-name="P23"><text:tab/>//Asigna a perimetro el valor de radio por pi al cuadrado</text:p>
      <text:p text:style-name="P23"><text:tab/>print $perimetro</text:p>
      <text:p text:style-name="P23">?&gt;</text:p>
      <text:p text:style-name="P6"/>
      <text:p text:style-name="P7">Estas expresiones pueden contener variables:</text:p>
      <text:p text:style-name="P7"/>
      <text:p text:style-name="P24">&lt;?php</text:p>
      <text:p text:style-name="P24"><text:tab/>$radio = 15;</text:p>
      <text:p text:style-name="P24"><text:tab/>$perimetro = 2*3.1416*$radio;</text:p>
      <text:p text:style-name="P24"><text:tab/>print <text:span text:style-name="T2">$</text:span>perimetro;</text:p>
      <text:p text:style-name="P24">?&gt;</text:p>
      <text:p text:style-name="P6"/>
      <text:p text:style-name="P7">En PHP una igualdad no es una ecuación matemática, sino una asignación (el resultado de la derecha se almacena en la variable de la izquierda). Por ello, una asignación puede utilizar el lado derecho de la variable en la que se va a guardar el resultado.</text:p>
      <text:p text:style-name="P7">Es la diferencia entre operadores lógicos y relacionales. Varía el sentido de lectura de izquierda a derecha, o biceversa.</text:p>
      <text:p text:style-name="P7"/>
      <text:p text:style-name="P24">&lt;?php</text:p>
      <text:p text:style-name="P24"><text:tab/>$edad = 15; //Edad asume el valor 15</text:p>
      <text:p text:style-name="P24"><text:tab/>$edad = 2*$edad; //2 X 15 es decir que ahora vale 30</text:p>
      <text:p text:style-name="P24"><text:tab/>print $edad;</text:p>
      <text:p text:style-name="P24">?&gt;</text:p>
      <text:p text:style-name="P7"/>
      <text:p text:style-name="P8">Lo que hace el ordenador es calcular el resultado de la expresión de la derecha utilizando el valor actual de la variable y finalmente guardar el resultado en ella.</text:p>
      <text:p text:style-name="P8">En los nombres de las variables, PHP distingue entre mayúsculas y minúsculas, es decir, si se cambia algún carácter de mayúsculas a minúsculas o viceversa, para PHP se tratará de variables distintas.</text:p>
      <text:p text:style-name="P8"/>
      <text:p text:style-name="P25">&lt;?php</text:p>
      <text:p text:style-name="P25"><text:tab/>$Edad = 15;</text:p>
      <text:p text:style-name="P25"><text:tab/>$edad = 20;</text:p>
      <text:p text:style-name="P25"><text:tab/>print $Edad;</text:p>
      <text:p text:style-name="P25">?&gt;</text:p>
      <text:p text:style-name="P8"/>
      <text:p text:style-name="P8"/>
      <text:p text:style-name="P8"/>
      <text:p text:style-name="P17"><text:soft-page-break/>Concatenar variables y cadenas.</text:p>
      <text:p text:style-name="P8">El operador punto <text:span text:style-name="T5">.</text:span> permite concatenar dos o más cadenas o variables.</text:p>
      <text:p text:style-name="P8"/>
      <text:p text:style-name="P25">&lt;?php</text:p>
      <text:p text:style-name="P25"><text:tab/>$cadena1 = “Pasa”;</text:p>
      <text:p text:style-name="P25"><text:tab/>$cadena2 = tiempos;</text:p>
      <text:p text:style-name="P25"><text:tab/>$cadena3 = $cadena1 <text:span text:style-name="T3">.</text:span> $cadena2;</text:p>
      <text:p text:style-name="P25"><text:tab/><text:span text:style-name="T2">echo $cadena3;</text:span></text:p>
      <text:p text:style-name="P25">?&gt;</text:p>
      <text:p text:style-name="P8"/>
      <text:p text:style-name="P9">El resultado será:</text:p>
      <text:p text:style-name="P9"><text:span text:style-name="T9">pasatiempos</text:span> (todo junto).</text:p>
      <text:p text:style-name="P25"/>
      <text:p text:style-name="P25">&lt;?php</text:p>
      <text:p text:style-name="P25"><text:tab/>$cadena1 = “Corre”;</text:p>
      <text:p text:style-name="P25"><text:tab/>$cadena2 = “ve”;</text:p>
      <text:p text:style-name="P25"><text:tab/>$cadena3 = “ydile”;</text:p>
      <text:p text:style-name="P26"><text:tab/>$cadena4 = $cadena1<text:span text:style-name="T2"> </text:span><text:span text:style-name="T6">.</text:span><text:span text:style-name="T2"> </text:span>$cadena2<text:span text:style-name="T2"> </text:span><text:span text:style-name="T6">.</text:span><text:span text:style-name="T2"> </text:span>$cadena3;</text:p>
      <text:p text:style-name="P25"><text:tab/>print <text:span text:style-name="T2">'</text:span>&lt;p&gt;$cadena4&lt;/p&gt;&lt;br /&gt;\n<text:span text:style-name="T2">'</text:span>;</text:p>
      <text:p text:style-name="P25">?&gt;</text:p>
      <text:p text:style-name="P8"/>
      <text:p text:style-name="P9">Cuyo resultado será:</text:p>
      <text:p text:style-name="P9">&lt;p&gt;<text:span text:style-name="T9">Correveydile</text:span><text:span text:style-name="T8">&lt;/p&gt;</text:span></text:p>
      <text:p text:style-name="P8"/>
      <text:p text:style-name="P10">El operador punto se puede utilizar en la instrucción print. En el ejemplo siguiente se concatenan una cadena, una variable y una cadena.</text:p>
      <text:p text:style-name="P10"/>
      <text:p text:style-name="P26">&lt;?php</text:p>
      <text:p text:style-name="P26"><text:tab/>$nombre = “ Don Pepito”;</text:p>
      <text:p text:style-name="P26"><text:tab/>print “&lt;p&gt;¡Hola, !”<text:span text:style-name="T2"> </text:span><text:span text:style-name="T6">.</text:span><text:span text:style-name="T2"> </text:span>$nombre<text:span text:style-name="T2"> </text:span><text:span text:style-name="T6">.</text:span><text:span text:style-name="T2"> </text:span>“¿Como esta usted?&lt;/p&gt;&lt;be /&gt;\n”</text:p>
      <text:p text:style-name="P26">?&gt;</text:p>
      <text:p text:style-name="P10"/>
      <text:p text:style-name="P10">Cuyo resultado será:</text:p>
      <text:p text:style-name="P26">&lt;p&gt;¡Hola, ! Don Pepito ¿Como esta usted?&lt;/p&gt;&lt;br /&gt;\n</text:p>
      <text:p text:style-name="P8"/>
      <text:p text:style-name="P8">* <text:span text:style-name="T10">Nota: en el ejemplo anterior, se puede obtener el mismo resultado sin utilizar el operador punto, simplemente escribiendo la variable en la cadena.</text:span></text:p>
      <text:p text:style-name="P8"/>
      <text:p text:style-name="P26">&lt;?php</text:p>
      <text:p text:style-name="P26"><text:tab/>$nombre = '&lt;p&gt;¡Hola, $nombre! ¿Como esta usted?&lt;/p&gt;&lt;br /&gt;\n';</text:p>
      <text:p text:style-name="P26">?&gt;</text:p>
      <text:p text:style-name="P18"><text:soft-page-break/>Variables en cadenas.</text:p>
      <text:p text:style-name="P10"/>
      <text:p text:style-name="P10">La forma de insertar variables dentro de cadenas depende del tipo de variable utilizado.</text:p>
      <text:p text:style-name="P10">En el caso de los números, cadenas o matrices de una dimensión, las variables se pueden insertar directamente.</text:p>
      <text:p text:style-name="P10"/>
      <text:p text:style-name="P26">&lt;?php</text:p>
      <text:p text:style-name="P26"><text:tab/>$numero = 5000;</text:p>
      <text:p text:style-name="P26"><text:tab/>$texto = “cinco mil”;</text:p>
      <text:p text:style-name="P26"><text:tab/>$seEscribe = array(“separado”, “junto”);</text:p>
      <text:p text:style-name="P26"><text:tab/>print “&lt;p&gt;El número $numero se escribe $seEscribe[0]:<text:tab/>$texto&lt;/p&gt;&lt;br /&gt;\n”;</text:p>
      <text:p text:style-name="P26">?&gt;</text:p>
      <text:p text:style-name="P10"/>
      <text:p text:style-name="P11">Cuyo resultado será:</text:p>
      <text:p text:style-name="P27">&lt;p&gt;El número 5000 se escribe separado: cinco mil&lt;/p&gt;<text:span text:style-name="T11">br /&gt;\n</text:span></text:p>
      <text:p text:style-name="P10"/>
      <text:p text:style-name="P11">En el caso de las matrices de dos o mas dimensiones, las variables no se pueden insertar directamente, <text:span text:style-name="T12">tendría que concatenarse:</text:span></text:p>
      <text:p text:style-name="P11"/>
      <text:p text:style-name="P27">&lt;?php</text:p>
      <text:p text:style-name="P27"><text:tab/>$nombre = “Don Pepito”;</text:p>
      <text:p text:style-name="P27"><text:tab/>$saludos = array(array(“Hello”, “Hola”), array(“Goodbye”, ”Adios”));</text:p>
      <text:p text:style-name="P28"><text:tab/>print '&lt;p&gt;¡' <text:span text:style-name="T3">.</text:span> $saludos[0][1] <text:span text:style-name="T3">.</text:span> ', $nombre! Como está usted?&lt;/p&gt;&lt;br /&gt;\n';</text:p>
      <text:p text:style-name="P27">?&gt;</text:p>
      <text:p text:style-name="P11"/>
      <text:p text:style-name="P13">Cuyo resultado será:</text:p>
      <text:p text:style-name="P28">&lt;p&gt;¡Hola, Don Pepito! ¿Como está usted?&lt;/p&gt;&lt;br /&gt;\n</text:p>
      <text:p text:style-name="P11"/>
      <text:p text:style-name="P13">Otra solución sin necesidad de sacar la matriz de la cadena es rodear la variable con llavas {}</text:p>
      <text:p text:style-name="P13"/>
      <text:p text:style-name="P28">&lt;?php</text:p>
      <text:p text:style-name="P28"><text:tab/>$nomre = “Don Pepito”;</text:p>
      <text:p text:style-name="P28"><text:tab/>$saludos array(array(“Hello”, “Hola”), array(“Goodbye”, ”Adios”));</text:p>
      <text:p text:style-name="P28"><text:tab/>print '&lt;p&gt;¡{$saludos[0][1]}, $nombre! ¿Como esta usted?&lt;/p&gt;&lt;br /&gt;\n';</text:p>
      <text:p text:style-name="P28">?&gt;</text:p>
      <text:p text:style-name="P12"/>
      <text:p text:style-name="P13">Cuyo resultado será:</text:p>
      <text:p text:style-name="P28">&lt;p&gt;¡Hola, Don Pepito! ¿Como está usted?&lt;/p&gt;&lt;br /&gt;\n</text:p>
      <text:p text:style-name="P13"/>
      <text:p text:style-name="P19"><text:soft-page-break/>Operaciones aritméticas.</text:p>
      <text:p text:style-name="P13"/>
      <text:p text:style-name="P13">En las cadenas no se pueden realizar operaciones aritméticas.</text:p>
      <text:p text:style-name="P13"/>
      <text:p text:style-name="P28">&lt;?php</text:p>
      <text:p text:style-name="P28"><text:tab/>$x = 3;</text:p>
      <text:p text:style-name="P28"><text:tab/>$y = 4;</text:p>
      <text:p text:style-name="P28"><text:tab/>print '&lt;p&gt;Suma: $x <text:span text:style-name="T3">+</text:span> $y = $x <text:span text:style-name="T3">+</text:span> $y&lt;/p&gt;\n';</text:p>
      <text:p text:style-name="P28"><text:tab/>print '&lt;p&gt;Multiplicación: $x x $y = $x <text:span text:style-name="T3">*</text:span> $y&lt;/p&gt;';</text:p>
      <text:p text:style-name="P28">?&gt;</text:p>
      <text:p text:style-name="P13"/>
      <text:p text:style-name="P13">Cuyo resultado será:</text:p>
      <text:p text:style-name="P28">&lt;p&gt;Suma: 3 + 4 = 3 + 4&lt;/p&gt;&lt;br /&gt;\n</text:p>
      <text:p text:style-name="P28">&lt;p&gt;Multiplicación: 3 x 4 = 3 x 4&lt;/p&gt;</text:p>
      <text:p text:style-name="P13"/>
      <text:p text:style-name="P13">Si se quiere mostrar el resultado de operaciones matemática, es necesario sacar a dichas operaciones de las cadenas de texto. En algunos casos no es necesario escribir las operaciones entre paréntesis, pero se recomienda utilizarlos siempre, para no tener que preocuparse por cuándo hacen falta y cuando no.</text:p>
      <text:p text:style-name="P14">Si no se escriben paréntesis en las operaciones, pueden no producirse errores, pero el resultado final puede ser diferente al esperado.</text:p>
      <text:p text:style-name="P14"/>
      <text:p text:style-name="P29">&lt;?php</text:p>
      <text:p text:style-name="P29"><text:tab/>$x = 3;</text:p>
      <text:p text:style-name="P29"><text:tab/>$y = 4;</text:p>
      <text:p text:style-name="P29"><text:tab/>print “&lt;p&gt;Suma: $x + $y = “($x +$y)“&lt;p&gt;”;</text:p>
      <text:p text:style-name="P29"><text:tab/><text:span text:style-name="T13">print “&lt;p&gt;Multiplicación: $x x $y = “($x * $y)”&lt;/p&gt;”;</text:span></text:p>
      <text:p text:style-name="P29">?&gt;</text:p>
      <text:p text:style-name="P14"/>
      <text:p text:style-name="P15">Cuyo resultado será:</text:p>
      <text:p text:style-name="P30">&lt;p&gt;Suma: 3 + 4 = 7&lt;/p&gt;</text:p>
      <text:p text:style-name="P30">&lt;p&gt;Multiplicación: 3 x 4 = 12&lt;/p&gt;</text:p>
      <text:p text:style-name="P15"/>
      <text:p text:style-name="P15">Por supuesto, siempre se pueden definir auxiliares que guarden los resultados y utilizar las variables auxiliares en la cadena.</text:p>
      <text:p text:style-name="P14"/>
      <text:p text:style-name="P30">&lt;?php</text:p>
      <text:p text:style-name="P30"><text:tab/>$x = 3;</text:p>
      <text:p text:style-name="P30"><text:tab/>$y = 4;</text:p>
      <text:p text:style-name="P30"><text:tab/><text:span text:style-name="T14">$suma = $x + $y;</text:span></text:p>
      <text:p text:style-name="P30"><text:tab/><text:span text:style-name="T14">$producto = $x * $y;</text:span></text:p>
      <text:p text:style-name="P30"><text:tab/>print <text:span text:style-name="T14">'</text:span>&lt;p&gt;Suma: $x + $y = <text:span text:style-name="T14">$suma&lt;/p&gt;&lt;br /&gt;\n'</text:span>;</text:p>
      <text:p text:style-name="P30"><text:tab/><text:span text:style-name="T13">print '&lt;p&gt;Multiplicación: $x x $y = $producto&lt;/p&gt;';</text:span></text:p>
      <text:p text:style-name="P30">?&gt;</text:p>
      <text:p text:style-name="P20"><text:soft-page-break/>Nombres de variables.</text:p>
      <text:p text:style-name="P15">Si se quiere escribir <text:span text:style-name="T15">el nombre de una variable, es decir, para que PHP no sustituya la variable por su valor, hay que escribir una contrabarra </text:span><text:span text:style-name="T7">\</text:span><text:span text:style-name="T15"> antes de la variable (comentarla).</text:span></text:p>
      <text:p text:style-name="P15"/>
      <text:p text:style-name="P32">&lt;?php</text:p>
      <text:p text:style-name="P32"><text:tab/>$x = 3;</text:p>
      <text:p text:style-name="P32"><text:tab/>print '&lt;p&gt;La variable \$x vale: $x&lt;/p&gt;';</text:p>
      <text:p text:style-name="P32">?&gt;</text:p>
      <text:p text:style-name="P14"/>
      <text:p text:style-name="P34">Cuyo resultado sería:</text:p>
      <text:p text:style-name="P32">&lt;p&gt;La variable $x vale&lt;/p&gt;</text:p>
      <text:p text:style-name="P14"/>
      <text:p text:style-name="P14"/>
      <text:p text:style-name="P36">Unir variables con texto.</text:p>
      <text:p text:style-name="P34"/>
      <text:p text:style-name="P34">En HTML y CSS, a veces es necesario juntar números y caracteres, como en el ejemplo siguiente en el que se establece el tamaño del párrafo a 30px.</text:p>
      <text:p text:style-name="P34"/>
      <text:p text:style-name="P32">&lt;?php</text:p>
      <text:p text:style-name="P32"><text:tab/>print “&lt;p style=\font-size: 30px\”&gt;Texto afectado en grande&lt;/p&gt;”;</text:p>
      <text:p text:style-name="P32">?&gt;</text:p>
      <text:p text:style-name="P34"/>
      <text:p text:style-name="P34">Cuyo resultado sería:</text:p>
      <text:p text:style-name="P32">&lt;p style=\font-size: 30px\”&gt;Texto afectado en grande&lt;/p&gt;</text:p>
      <text:p text:style-name="P34"/>
      <text:p text:style-name="P34"/>
      <text:p text:style-name="P34">Si el tamaño esta almacenado en una variable no se puede juntar la variable con los caracteres ya que se interpretaría como una variable que no está definida y toma un valor vacío.</text:p>
      <text:p text:style-name="P34"/>
      <text:p text:style-name="P32">&lt;?php</text:p>
      <text:p text:style-name="P32"><text:tab/>$<text:span text:style-name="T4">X</text:span> = 30;</text:p>
      <text:p text:style-name="P32"><text:tab/>//Este código no es correcto</text:p>
      <text:p text:style-name="P32"><text:tab/>print “&lt;p style=”<text:span text:style-name="T15">\</text:span>font-size: $<text:span text:style-name="T4">X</text:span>px<text:span text:style-name="T15">\</text:span>”&gt;Texto afectado en</text:p>
      <text:p text:style-name="P32"><text:tab/>grande&lt;/p&gt;”;</text:p>
      <text:p text:style-name="P32">?&gt;</text:p>
      <text:p text:style-name="P34"/>
      <text:p text:style-name="P34">Cuyo resultado sería:</text:p>
      <text:p text:style-name="P32">&lt;p style=”font-size:”&gt;Texto afectado en grande&lt;/p&gt;</text:p>
      <text:p text:style-name="P34"/>
      <text:p text:style-name="P34"/>
      <text:p text:style-name="P34"/>
      <text:p text:style-name="P34"><text:soft-page-break/>Pero se pueden utilizar llaves o sacar la variable de la cadena.</text:p>
      <text:p text:style-name="P34"/>
      <text:p text:style-name="P32">&lt;?php</text:p>
      <text:p text:style-name="P32"><text:tab/><text:span text:style-name="T3">$X</text:span> = 30;</text:p>
      <text:p text:style-name="P32"><text:tab/>print “&lt;p style = ”\font-size: {<text:span text:style-name="T3">$X</text:span>}px\”&gt;Texto en grande&lt;/p&gt;”;</text:p>
      <text:p text:style-name="P32">?&gt;</text:p>
      <text:p text:style-name="P34"/>
      <text:p text:style-name="P34">Cuyo resultado sería:</text:p>
      <text:p text:style-name="P32">&lt;p style=”\font-size: 30px”&gt;Texto en grande&lt;/p&gt;</text:p>
      <text:p text:style-name="P34"/>
      <text:p text:style-name="P34">------------------------------------------------------------------------------------------------------</text:p>
      <text:p text:style-name="P32">&lt;?php</text:p>
      <text:p text:style-name="P32"><text:tab/>$x = 30;</text:p>
      <text:p text:style-name="P32"><text:tab/>print “&lt;p style=”\font-size: ” . $x . “px\”&gt;&lt;/p&gt;”;</text:p>
      <text:p text:style-name="P32">?&gt;</text:p>
      <text:p text:style-name="P34"/>
      <text:p text:style-name="P34">Cuyo resultado sería:</text:p>
      <text:p text:style-name="P32">&lt;p style = “font-size: 30px”&gt;Texto en grande&lt;/p&gt;</text:p>
      <text:p text:style-name="P34"/>
      <text:p text:style-name="P34"/>
      <text:p text:style-name="P34"/>
      <text:p text:style-name="P34">-------------------------------------------------------------------------------------------------------</text:p>
      <text:p text:style-name="P34">*Licencia de Creative Commons</text:p>
      <text:p text:style-name="P34">Página web con PHP por Bartolomé Sintes Marco</text:p>
      <text:p text:style-name="P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20:04:49.039000000</meta:creation-date>
    <dc:date>2015-02-02T18:56:53.502000000</dc:date>
    <meta:editing-duration>PT1H42M30S</meta:editing-duration>
    <meta:editing-cycles>10</meta:editing-cycles>
    <meta:generator>LibreOffice/4.3.5.2$Windows_x86 LibreOffice_project/3a87456aaa6a95c63eea1c1b3201acedf0751bd5</meta:generator>
    <meta:document-statistic meta:table-count="1" meta:image-count="0" meta:object-count="0" meta:page-count="7" meta:paragraph-count="175" meta:word-count="1241" meta:character-count="7930" meta:non-whitespace-character-count="6799"/>
  </office:meta>
</office:document-meta>
</file>